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5-10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5-04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5-01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4-01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3-01-0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2-10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2-04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2-01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1-10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1-04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1-01-0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0-11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20-01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9-10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9-04-2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9-01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7-12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6-12-29 17:56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6-01-12 19:56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4-01-08 17:5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3-01-07 17:5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2-01-11 18:0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0-12-29 19:36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10-01-12 19:2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8-12-17 16:20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8-01-10 16:50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7-01-17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6-01-09 16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5-01-12 15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4-01-07 15:0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3-01-11 15:19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2-01-08 15:3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1-01-07 14:44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2000-01-08 14:26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9-01-07 13:5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8-01-09 17:19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7-01-09 20:40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8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8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8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8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19100033001</text:p>
          </table:table-cell>
          <table:table-cell office:value-type="string" calcext:value-type="string">
            <text:p>24S 25W 22BAB 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